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218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yes" style:apply-style-name="Accent" style:base-cell-address="Sheet1.B2"/>
    </style:style>
    <style:style style:name="ce2" style:family="table-cell" style:parent-style-name="Default">
      <style:map style:condition="cell-content()=yes" style:apply-style-name="Accent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ip</text:p>
          </table:table-cell>
          <table:table-cell table:style-name="Default" office:value-type="string" calcext:value-type="string">
            <text:p>Function</text:p>
          </table:table-cell>
          <table:table-cell office:value-type="string" calcext:value-type="string">
            <text:p>IREF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New Chip</text:p>
          </table:table-cell>
          <table:table-cell office:value-type="string" calcext:value-type="string">
            <text:p>Fun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/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ndgap Low (0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_ref doesnt react (225m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ndgap Low (0V), forced V_Pre needs 0.5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ndgap Low (0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ndgap Low (0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ndgap Low (0V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ndgap Low (0V)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Bandgap Low(0V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Bandgap High (1.2V) // oder doch?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_offset caped at 800mV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_offset doesnt react (130mV)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</table:table-row>
        <calcext:conditional-formats>
          <calcext:conditional-format calcext:target-range-address="Sheet1.B2:Sheet1.B51">
            <calcext:condition calcext:apply-style-name="Accent" calcext:value="=yes" calcext:base-cell-address="Sheet1.B2"/>
          </calcext:conditional-format>
          <calcext:conditional-format calcext:target-range-address="Sheet1.B2:Sheet1.B2">
            <calcext:color-scale>
              <calcext:color-scale-entry calcext:value="0" calcext:type="number" calcext:color="#ff0000"/>
              <calcext:color-scale-entry calcext:value="50" calcext:type="percentile" calcext:color="#ffff00"/>
              <calcext:color-scale-entry calcext:value="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6:47:57.804397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8:17:27.285079161</meta:creation-date>
    <dc:date>2019-05-28T15:51:27.334372444</dc:date>
    <meta:editing-duration>PT5H52M32S</meta:editing-duration>
    <meta:editing-cycles>6</meta:editing-cycles>
    <meta:generator>LibreOffice/6.0.7.3$Linux_X86_64 LibreOffice_project/00m0$Build-3</meta:generator>
    <meta:document-statistic meta:table-count="1" meta:cell-count="105" meta:object-count="0"/>
  </office:meta>
</office:document-meta>
</file>